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2.4898in"/>
    </style:style>
    <style:style style:name="co4" style:family="table-column">
      <style:table-column-properties fo:break-before="auto" style:column-width="4.072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38in" fo:break-before="auto" style:use-optimal-row-height="fals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6" table:default-cell-style-name="ce2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efactored</text:p>
          </table:table-cell>
          <table:table-cell table:style-name="ce1"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office:value-type="string">
            <text:p>tar</text:p>
          </table:table-cell>
          <table:table-cell table:style-name="ce3" office:value-type="string">
            <text:p>icms_file_TarFile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office:value-type="string">
            <text:p>zipfile</text:p>
          </table:table-cell>
          <table:table-cell table:style-name="ce3" office:value-type="string">
            <text:p>icms_file_ZipFile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office:value-type="string">
            <text:p>XoopsCommentRenderer</text:p>
          </table:table-cell>
          <table:table-cell table:style-name="ce3" office:value-type="string">
            <text:p>icms_data_comment_Render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</text:p>
          </table:table-cell>
          <table:table-cell office:value-type="string">
            <text:p>icms_db_criteria_Item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Compo</text:p>
          </table:table-cell>
          <table:table-cell office:value-type="string">
            <text:p>icms_db_criteria_Compo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Element</text:p>
          </table:table-cell>
          <table:table-cell office:value-type="string">
            <text:p>icms_db_criteria_Elemen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office:value-type="string">
            <text:p>XoopsDownloader</text:p>
          </table:table-cell>
          <table:table-cell table:style-name="ce3" office:value-type="string">
            <text:p>icms_file_Download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office:value-type="string">
            <text:p>XoopsErrorHandler</text:p>
          </table:table-cell>
          <table:table-cell office:value-type="string">
            <text:p>deprecated, combined with icms_core_Logg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office:value-type="string">
            <text:p>icms_HTMLPurifi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office:value-type="string">
            <text:p>icms_Input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office:value-type="string">
            <text:p>icms_Output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office:value-type="string">
            <text:p>icms_Password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office:value-type="string">
            <text:p>IcmsAddTo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office:value-type="string">
            <text:p>IcmsBreadcrumb</text:p>
          </table:table-cell>
          <table:table-cell table:style-name="ce3" office:value-type="string">
            <text:p>icms_view_Breadcrumb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office:value-type="string">
            <text:p>IcmsFeed</text:p>
          </table:table-cell>
          <table:table-cell office:value-type="string">
            <text:p>icms_feeds_Rss</text:p>
          </table:table-cell>
          <table:table-cell table:number-columns-repeated="1020"/>
        </table:table-row>
        <table:table-row table:style-name="ro2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office:value-type="string">
            <text:p>IcmsLibrariesHandler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office:value-type="string">
            <text:p>IcmsPrinterFriendly</text:p>
          </table:table-cell>
          <table:table-cell office:value-type="string">
            <text:p>icms_view_Printerfriendly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office:value-type="string">
            <text:p>IcmsSimpleRss</text:p>
          </table:table-cell>
          <table:table-cell office:value-type="string">
            <text:p>icms_feeds_Simplerss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office:value-type="string">
            <text:p>IcmsVersionChecker</text:p>
          </table:table-cell>
          <table:table-cell office:value-type="string">
            <text:p>icms_core_Versioncheck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logger_render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logger.php</text:p>
          </table:table-cell>
          <table:table-cell office:value-type="string">
            <text:p>XoopsLogger</text:p>
          </table:table-cell>
          <table:table-cell office:value-type="string">
            <text:p>icms_core_Logg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office:value-type="string">
            <text:p>NO CLASS</text:p>
          </table:table-cell>
          <table:table-cell office:value-type="string">
            <text:p>icms_Utils::mimetypes()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module.textsanitizer.php</text:p>
          </table:table-cell>
          <table:table-cell office:value-type="string">
            <text:p>MyTextSanitizer</text:p>
          </table:table-cell>
          <table:table-cell office:value-type="string">
            <text:p>icms_core_Textsanitiz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office:value-type="string">
            <text:p>XoopsPageNav</text:p>
          </table:table-cell>
          <table:table-cell office:value-type="string">
            <text:p>icms_view_PageNav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</text:p>
          </table:table-cell>
          <table:table-cell office:value-type="string">
            <text:p>icms_plugins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Handler</text:p>
          </table:table-cell>
          <table:table-cell office:value-type="string">
            <text:p>icms_plugins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snoopy.php</text:p>
          </table:table-cell>
          <table:table-cell office:value-type="string">
            <text:p>Snoopy</text:p>
          </table:table-cell>
          <table:table-cell office:value-type="string">
            <text:p>removed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office:value-type="string">
            <text:p>XoopsTarDownloader</text:p>
          </table:table-cell>
          <table:table-cell table:style-name="ce3" office:value-type="string">
            <text:p>icms_file_TarDownload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template.php</text:p>
          </table:table-cell>
          <table:table-cell office:value-type="string">
            <text:p>XoopsTpl</text:p>
          </table:table-cell>
          <table:table-cell office:value-type="string">
            <text:p>icms_view_Tpl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theme_block.php</text:p>
          </table:table-cell>
          <table:table-cell office:value-type="string">
            <text:p>xos_logos_PageBuilder</text:p>
          </table:table-cell>
          <table:table-cell office:value-type="string">
            <text:p>icms_view_PageBuilder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</text:p>
          </table:table-cell>
          <table:table-cell office:value-type="string">
            <text:p>icms_view_theme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Factory</text:p>
          </table:table-cell>
          <table:table-cell office:value-type="string">
            <text:p>icms_view_theme_Factory</text:p>
          </table:table-cell>
          <table:table-cell table:number-columns-repeated="1020"/>
        </table:table-row>
        <table:table-row table:style-name="ro2">
          <table:table-cell office:value-type="string">
            <text:p>/class</text:p>
          </table:table-cell>
          <table:table-cell office:value-type="string">
            <text:p>tree.php</text:p>
          </table:table-cell>
          <table:table-cell office:value-type="string">
            <text:p>XoopsObjectTree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IcmsMediaUploader</text:p>
          </table:table-cell>
          <table:table-cell table:style-name="ce3" office:value-type="string">
            <text:p>icms_file_MediaUpload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XoopsMediaUploader</text:p>
          </table:table-cell>
          <table:table-cell table:style-name="ce3" office:value-type="string">
            <text:p>icms_file_MediaUpload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xoopsblock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</text:p>
          </table:table-cell>
          <table:table-cell table:number-columns-repeated="1020"/>
        </table:table-row>
        <table:table-row table:style-name="ro2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office:value-type="string">
            <text:p>XoopsEditorHandler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office:value-type="string">
            <text:p>NO CLASS</text:p>
          </table:table-cell>
          <table:table-cell office:value-type="string">
            <text:p>will not be needed in 1.4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office:value-type="string">
            <text:p>IcmsLists</text:p>
          </table:table-cell>
          <table:table-cell table:style-name="ce1" office:value-type="string">
            <text:p>* multiple unrleated methods, still some to refacto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office:value-type="string">
            <text:p>XoopsMailer</text:p>
          </table:table-cell>
          <table:table-cell office:value-type="string">
            <text:p>icms_messaging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IcmsSecurity</text:p>
          </table:table-cell>
          <table:table-cell office:value-type="string">
            <text:p>icms_core_Security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XoopsSecurity</text:p>
          </table:table-cell>
          <table:table-cell office:value-type="string">
            <text:p>icms_core_Security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office:value-type="string">
            <text:p>XoopsStory</text:p>
          </table:table-cell>
          <table:table-cell office:value-type="string">
            <text:p>only the news module uses it, right ?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office:value-type="string">
            <text:p>XoopsTopic</text:p>
          </table:table-cell>
          <table:table-cell office:value-type="string">
            <text:p>only the news module uses it, right ?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2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office:value-type="string">
            <text:p>XoopsTree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office:value-type="string">
            <text:p>XoopsZipDownloader</text:p>
          </table:table-cell>
          <table:table-cell table:style-name="ce3" office:value-type="string">
            <text:p>icms_file_Download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office:value-type="string">
            <text:p>icms_auth_Ads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office:value-type="string">
            <text:p>icms_auth_Ldap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office:value-type="string">
            <text:p>icms_auth_Openid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office:value-type="string">
            <text:p>icms_auth_Provisionning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office:value-type="string">
            <text:p>icms_auth_Xoops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office:value-type="string">
            <text:p>icms_auth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Factory</text:p>
          </table:table-cell>
          <table:table-cell office:value-type="string">
            <text:p>icms_auth_Factory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office:value-type="string">
            <text:p>icms_sys_autotasks_ISystem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office:value-type="string">
            <text:p>icms_sys_autotasks_System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office:value-type="string">
            <text:p>icms_form_captcha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/>
          <table:table-cell office:value-type="string">
            <text:p>moved in icms/form/captcha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office:value-type="string">
            <text:p>IcmsCaptchaImage</text:p>
          </table:table-cell>
          <table:table-cell office:value-type="string">
            <text:p>icms_form_captcha_Imag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office:value-type="string">
            <text:p>IcmsCaptchaText</text:p>
          </table:table-cell>
          <table:table-cell office:value-type="string">
            <text:p>icms_form_captcha_Tex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captcha/script</text:p>
          </table:table-cell>
          <table:table-cell office:value-type="string">
            <text:p>img.php</text:p>
          </table:table-cell>
          <table:table-cell office:value-type="string">
            <text:p>IcmsCaptchaImageHandler</text:p>
          </table:table-cell>
          <table:table-cell office:value-type="string">
            <text:p>icms_form_captcha_Image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Database</text:p>
          </table:table-cell>
          <table:table-cell office:value-type="string">
            <text:p>icms_db_Factory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IcmsDatabase</text:p>
          </table:table-cell>
          <table:table-cell office:value-type="string">
            <text:p>icms_db_legacy_Databas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XoopsDatabas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IcmsDatabaseFactory</text:p>
          </table:table-cell>
          <table:table-cell office:value-type="string">
            <text:p>icms_db_legacy_Factory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XoopsDatabaseFactory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table</text:p>
          </table:table-cell>
          <table:table-cell office:value-type="string">
            <text:p>icms_db_legacy_updater_Tabl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updater</text:p>
          </table:table-cell>
          <table:table-cell office:value-type="string">
            <text:p>icms_db_legacy_updater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Proxy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Saf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</text:p>
          </table:table-cell>
          <table:table-cell office:value-type="string">
            <text:p>icms_db_legacy_mysql_Databas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Proxy</text:p>
          </table:table-cell>
          <table:table-cell office:value-type="string">
            <text:p>icms_db_legacy_mysql_Proxy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Safe</text:p>
          </table:table-cell>
          <table:table-cell office:value-type="string">
            <text:p>icms_db_legacy_mysql_Saf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tabl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database/drivers/mysql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icms_db_legacy_mysql_Utility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Proxy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Saf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iDatabasetabl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database/drivers/mysqli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2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office:value-type="string">
            <text:p>IcmsForm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office:value-type="string">
            <text:p>IcmsSecureForm</text:p>
          </table:table-cell>
          <table:table-cell office:value-type="string">
            <text:p>icms_form_Secure, needs to be completed when IcmsForm is converted</text:p>
          </table:table-cell>
          <table:table-cell table:number-columns-repeated="1020"/>
        </table:table-row>
        <table:table-row table:style-name="ro2">
          <table:table-cell office:value-type="string">
            <text:p>/class/icmsform/elements</text:p>
          </table:table-cell>
          <table:table-cell office:value-type="string">
            <text:p>icmsautocompleteelement.php</text:p>
          </table:table-cell>
          <table:table-cell office:value-type="string">
            <text:p>IcmsAutocompleteElement</text:p>
          </table:table-cell>
          <table:table-cell table:number-columns-repeated="1021"/>
        </table:table-row>
        <table:table-row table:style-name="ro2">
          <table:table-cell office:value-type="string">
            <text:p>/class/icmsform/elements</text:p>
          </table:table-cell>
          <table:table-cell office:value-type="string">
            <text:p>icmsformautocompleteelement.php</text:p>
          </table:table-cell>
          <table:table-cell office:value-type="string">
            <text:p>IcmsFormAutocompleteElement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/class/icmsform/elements</text:p>
          </table:table-cell>
          <table:table-cell office:value-type="string">
            <text:p>icmsformblockoptionselement.php</text:p>
          </table:table-cell>
          <table:table-cell office:value-type="string">
            <text:p>IcmsFormBlockoptionsElement</text:p>
          </table:table-cell>
          <table:table-cell office:value-type="string">
            <text:p>icms_ipf_form_elements_Blockoptions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icmsform/elements</text:p>
          </table:table-cell>
          <table:table-cell office:value-type="string">
            <text:p>icmsformcheckelement.php</text:p>
          </table:table-cell>
          <table:table-cell office:value-type="string">
            <text:p>IcmsFormCheckElement</text:p>
          </table:table-cell>
          <table:table-cell office:value-type="string">
            <text:p>icms_ipf_form_elements_Checkbox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icmsform/elements</text:p>
          </table:table-cell>
          <table:table-cell office:value-type="string">
            <text:p>icmsformdate_timeelement.php</text:p>
          </table:table-cell>
          <table:table-cell office:value-type="string">
            <text:p>IcmsFormDate_timeElement</text:p>
          </table:table-cell>
          <table:table-cell office:value-type="string">
            <text:p>icms_ipf_form_elements_Datetim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icmsform/elements</text:p>
          </table:table-cell>
          <table:table-cell office:value-type="string">
            <text:p>icmsformdateelement.php</text:p>
          </table:table-cell>
          <table:table-cell office:value-type="string">
            <text:p>IcmsFormDateElement</text:p>
          </table:table-cell>
          <table:table-cell office:value-type="string">
            <text:p>icms_ipf_form_elements_Dat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icmsform/elements</text:p>
          </table:table-cell>
          <table:table-cell office:value-type="string">
            <text:p>icmsformfileelement.php</text:p>
          </table:table-cell>
          <table:table-cell office:value-type="string">
            <text:p>IcmsFormFileElement</text:p>
          </table:table-cell>
          <table:table-cell office:value-type="string">
            <text:p>icms_ipf_form_elements_Fil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icmsform/elements</text:p>
          </table:table-cell>
          <table:table-cell office:value-type="string">
            <text:p>icmsformfileuploadelement.php</text:p>
          </table:table-cell>
          <table:table-cell office:value-type="string">
            <text:p>IcmsFormFileUploadElement</text:p>
          </table:table-cell>
          <table:table-cell office:value-type="string">
            <text:p>icms_ipf_form_elements_Fileupload</text:p>
          </table:table-cell>
          <table:table-cell table:number-columns-repeated="1020"/>
        </table:table-row>
        <table:table-row table:style-name="ro2">
          <table:table-cell office:value-type="string">
            <text:p>/class/icmsform/elements</text:p>
          </table:table-cell>
          <table:table-cell office:value-type="string">
            <text:p>icmsformhidden.php</text:p>
          </table:table-cell>
          <table:table-cell office:value-type="string">
            <text:p>IcmsFormHidden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/class/icmsform/elements</text:p>
          </table:table-cell>
          <table:table-cell office:value-type="string">
            <text:p>icmsformimageelement.php</text:p>
          </table:table-cell>
          <table:table-cell office:value-type="string">
            <text:p>IcmsFormImageElement</text:p>
          </table:table-cell>
          <table:table-cell office:value-type="string">
            <text:p>icms_ipf_form_elements_Imag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icmsform/elements</text:p>
          </table:table-cell>
          <table:table-cell office:value-type="string">
            <text:p>icmsformimageuploadelement.php</text:p>
          </table:table-cell>
          <table:table-cell office:value-type="string">
            <text:p>IcmsFormImageUploadElement</text:p>
          </table:table-cell>
          <table:table-cell office:value-type="string">
            <text:p>icms_ipf_form_elements_Imageupload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icmsform/elements</text:p>
          </table:table-cell>
          <table:table-cell office:value-type="string">
            <text:p>icmsformlanguageelement.php</text:p>
          </table:table-cell>
          <table:table-cell office:value-type="string">
            <text:p>IcmsFormLanguageElement</text:p>
          </table:table-cell>
          <table:table-cell office:value-type="string">
            <text:p>icms_ipf_form_elements_Languag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icmsform/elements</text:p>
          </table:table-cell>
          <table:table-cell office:value-type="string">
            <text:p>icmsformpageelement.php</text:p>
          </table:table-cell>
          <table:table-cell office:value-type="string">
            <text:p>IcmsFormPageElement</text:p>
          </table:table-cell>
          <table:table-cell office:value-type="string">
            <text:p>icms_ipf_form_elements_Pag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icmsform/elements</text:p>
          </table:table-cell>
          <table:table-cell office:value-type="string">
            <text:p>icmsformparentcategoryelement.php</text:p>
          </table:table-cell>
          <table:table-cell office:value-type="string">
            <text:p>IcmsFormParentcategoryElement</text:p>
          </table:table-cell>
          <table:table-cell office:value-type="string">
            <text:p>icms_ipf_form_elements_Parentcategory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icmsform/elements</text:p>
          </table:table-cell>
          <table:table-cell office:value-type="string">
            <text:p>icmsformradioelement.php</text:p>
          </table:table-cell>
          <table:table-cell office:value-type="string">
            <text:p>IcmsFormRadioElement</text:p>
          </table:table-cell>
          <table:table-cell office:value-type="string">
            <text:p>icms_ipf_form_elements_Radio</text:p>
          </table:table-cell>
          <table:table-cell table:number-columns-repeated="1020"/>
        </table:table-row>
        <table:table-row table:style-name="ro2">
          <table:table-cell office:value-type="string">
            <text:p>/class/icmsform/elements</text:p>
          </table:table-cell>
          <table:table-cell office:value-type="string">
            <text:p>icmsformrichfileelement.php</text:p>
          </table:table-cell>
          <table:table-cell office:value-type="string">
            <text:p>IcmsFormRichFileElement</text:p>
          </table:table-cell>
          <table:table-cell table:number-columns-repeated="1021"/>
        </table:table-row>
        <table:table-row table:style-name="ro2">
          <table:table-cell office:value-type="string">
            <text:p>/class/icmsform/elements</text:p>
          </table:table-cell>
          <table:table-cell office:value-type="string">
            <text:p>icmsformsection.php</text:p>
          </table:table-cell>
          <table:table-cell office:value-type="string">
            <text:p>IcmsFormSection</text:p>
          </table:table-cell>
          <table:table-cell table:number-columns-repeated="1021"/>
        </table:table-row>
        <table:table-row table:style-name="ro2">
          <table:table-cell office:value-type="string">
            <text:p>/class/icmsform/elements</text:p>
          </table:table-cell>
          <table:table-cell office:value-type="string">
            <text:p>icmsformsectionclose.php</text:p>
          </table:table-cell>
          <table:table-cell office:value-type="string">
            <text:p>IcmsFormSectionClose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/class/icmsform/elements</text:p>
          </table:table-cell>
          <table:table-cell office:value-type="string">
            <text:p>icmsformselect_multielement.php</text:p>
          </table:table-cell>
          <table:table-cell office:value-type="string">
            <text:p>IcmsFormSelect_multiElement</text:p>
          </table:table-cell>
          <table:table-cell office:value-type="string">
            <text:p>icms_ipf_form_elements_Selectmulti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icmsform/elements</text:p>
          </table:table-cell>
          <table:table-cell office:value-type="string">
            <text:p>icmsformselectelement.php</text:p>
          </table:table-cell>
          <table:table-cell office:value-type="string">
            <text:p>IcmsFormSelectElement</text:p>
          </table:table-cell>
          <table:table-cell office:value-type="string">
            <text:p>icms_ipf_form_elements_Sel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icmsform/elements</text:p>
          </table:table-cell>
          <table:table-cell office:value-type="string">
            <text:p>icmsformset_passwordelement.php</text:p>
          </table:table-cell>
          <table:table-cell office:value-type="string">
            <text:p>IcmsFormSet_passwordElement</text:p>
          </table:table-cell>
          <table:table-cell office:value-type="string">
            <text:p>icms_ipf_form_elements_Passwordtray</text:p>
          </table:table-cell>
          <table:table-cell table:number-columns-repeated="1020"/>
        </table:table-row>
        <table:table-row table:style-name="ro2">
          <table:table-cell office:value-type="string">
            <text:p>/class/icmsform/elements</text:p>
          </table:table-cell>
          <table:table-cell office:value-type="string">
            <text:p>icmsformsourceeditor.php</text:p>
          </table:table-cell>
          <table:table-cell office:value-type="string">
            <text:p>IcmsFormSourceEditor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/class/icmsform/elements</text:p>
          </table:table-cell>
          <table:table-cell office:value-type="string">
            <text:p>icmsformtextelement.php</text:p>
          </table:table-cell>
          <table:table-cell office:value-type="string">
            <text:p>IcmsFormTextElement</text:p>
          </table:table-cell>
          <table:table-cell office:value-type="string">
            <text:p>icms_ipf_form_elements_Tex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icmsform/elements</text:p>
          </table:table-cell>
          <table:table-cell office:value-type="string">
            <text:p>icmsformtimeelement.php</text:p>
          </table:table-cell>
          <table:table-cell office:value-type="string">
            <text:p>IcmsFormTimeElement</text:p>
          </table:table-cell>
          <table:table-cell office:value-type="string">
            <text:p>icms_ipf_form_elements_Tim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icmsform/elements</text:p>
          </table:table-cell>
          <table:table-cell office:value-type="string">
            <text:p>icmsformuploadelement.php</text:p>
          </table:table-cell>
          <table:table-cell office:value-type="string">
            <text:p>IcmsFormUploadElement</text:p>
          </table:table-cell>
          <table:table-cell office:value-type="string">
            <text:p>icms_ipf_form_elements_Upload</text:p>
          </table:table-cell>
          <table:table-cell table:number-columns-repeated="1020"/>
        </table:table-row>
        <table:table-row table:style-name="ro2">
          <table:table-cell office:value-type="string">
            <text:p>/class/icmsform/elements</text:p>
          </table:table-cell>
          <table:table-cell office:value-type="string">
            <text:p>icmsformurllinkelement.php</text:p>
          </table:table-cell>
          <table:table-cell office:value-type="string">
            <text:p>IcmsFormUrlLinkElement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/class/icmsform/elements</text:p>
          </table:table-cell>
          <table:table-cell office:value-type="string">
            <text:p>icmsformuser_sigelement.php</text:p>
          </table:table-cell>
          <table:table-cell office:value-type="string">
            <text:p>IcmsFormUser_sigElement</text:p>
          </table:table-cell>
          <table:table-cell office:value-type="string">
            <text:p>icms_ipf_form_elements_Signatur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icmsform/elements</text:p>
          </table:table-cell>
          <table:table-cell office:value-type="string">
            <text:p>icmsformuserelement.php</text:p>
          </table:table-cell>
          <table:table-cell office:value-type="string">
            <text:p>IcmsFormUserElement</text:p>
          </table:table-cell>
          <table:table-cell office:value-type="string">
            <text:p>icms_ipf_form_elements_Us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icmsform/elements</text:p>
          </table:table-cell>
          <table:table-cell office:value-type="string">
            <text:p>icmsformyesnoelement.php</text:p>
          </table:table-cell>
          <table:table-cell office:value-type="string">
            <text:p>IcmsFormYesnoElement</text:p>
          </table:table-cell>
          <table:table-cell office:value-type="string">
            <text:p>icms_ipf_form_elements_Yesno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office:value-type="string">
            <text:p>XoopsMultiMailer</text:p>
          </table:table-cell>
          <table:table-cell office:value-type="string">
            <text:p>icms_messaging_Email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ml/rpc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ml/rss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office:value-type="string">
            <text:p>NO CLASS</text:p>
          </table:table-cell>
          <table:table-cell table:style-name="ce1" office:value-type="string">
            <text:p>should we remove it? : http://community.impresscms.org/modules/newbb/viewtopic.php?topic_id=4361&amp;post_id=38980#forumpost38980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office:value-type="string">
            <text:p>XoopsForm</text:p>
          </table:table-cell>
          <table:table-cell office:value-type="string">
            <text:p>icms_form_Bas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office:value-type="string">
            <text:p>XoopsFormButton</text:p>
          </table:table-cell>
          <table:table-cell office:value-type="string">
            <text:p>icms_form_elements_Button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IcmsFormCaptcha</text:p>
          </table:table-cell>
          <table:table-cell office:value-type="string">
            <text:p>icms_form_elements_Captcha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XoopsFormCaptcha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office:value-type="string">
            <text:p>XoopsFormCheckBox</text:p>
          </table:table-cell>
          <table:table-cell office:value-type="string">
            <text:p>icms_form_elements_Checkbox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office:value-type="string">
            <text:p>XoopsFormColorPicker</text:p>
          </table:table-cell>
          <table:table-cell office:value-type="string">
            <text:p>icms_form_elements_Colorpick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office:value-type="string">
            <text:p>XoopsFormDateTime</text:p>
          </table:table-cell>
          <table:table-cell office:value-type="string">
            <text:p>icms_form_elements_Datetim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office:value-type="string">
            <text:p>XoopsFormDhtmlTextArea</text:p>
          </table:table-cell>
          <table:table-cell office:value-type="string">
            <text:p>icms_form_elements_Dhtmltextarea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office:value-type="string">
            <text:p>XoopsFormEditor</text:p>
          </table:table-cell>
          <table:table-cell office:value-type="string">
            <text:p>icms_form_elements_Edito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office:value-type="string">
            <text:p>XoopsFormElement</text:p>
          </table:table-cell>
          <table:table-cell office:value-type="string">
            <text:p>icms_form_Elemen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office:value-type="string">
            <text:p>XoopsFormElementTray</text:p>
          </table:table-cell>
          <table:table-cell office:value-type="string">
            <text:p>icms_form_elements_Tray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office:value-type="string">
            <text:p>XoopsFormFile</text:p>
          </table:table-cell>
          <table:table-cell office:value-type="string">
            <text:p>icms_form_elements_Fil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office:value-type="string">
            <text:p>XoopsFormHidden</text:p>
          </table:table-cell>
          <table:table-cell office:value-type="string">
            <text:p>icms_form_elements_Hidden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office:value-type="string">
            <text:p>XoopsFormHiddenToken</text:p>
          </table:table-cell>
          <table:table-cell office:value-type="string">
            <text:p>icms_form_elements_Hiddentoke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office:value-type="string">
            <text:p>MastopFormSelectImage</text:p>
          </table:table-cell>
          <table:table-cell table:style-name="ce1" office:value-type="string">
            <text:p>needs to be refactored to be a class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office:value-type="string">
            <text:p>XoopsFormLabel</text:p>
          </table:table-cell>
          <table:table-cell office:value-type="string">
            <text:p>icms_form_elements_Label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office:value-type="string">
            <text:p>XoopsFormPassword</text:p>
          </table:table-cell>
          <table:table-cell office:value-type="string">
            <text:p>icms_form_elements_Password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office:value-type="string">
            <text:p>XoopsFormRadio</text:p>
          </table:table-cell>
          <table:table-cell office:value-type="string">
            <text:p>icms_form_elements_Radio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office:value-type="string">
            <text:p>XoopsFormRadioYN</text:p>
          </table:table-cell>
          <table:table-cell office:value-type="string">
            <text:p>icms_form_elements_Radioyn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office:value-type="string">
            <text:p>XoopsFormSelect</text:p>
          </table:table-cell>
          <table:table-cell office:value-type="string">
            <text:p>icms_form_elements_Sel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office:value-type="string">
            <text:p>XoopsFormSelectCountry</text:p>
          </table:table-cell>
          <table:table-cell office:value-type="string">
            <text:p>icms_form_elements_select_Country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office:value-type="string">
            <text:p>XoopsFormSelectEditor</text:p>
          </table:table-cell>
          <table:table-cell office:value-type="string">
            <text:p>icms_form_elements_select_Edito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office:value-type="string">
            <text:p>XoopsFormSelectGroup</text:p>
          </table:table-cell>
          <table:table-cell office:value-type="string">
            <text:p>icms_form_elements_select_Group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office:value-type="string">
            <text:p>XoopsFormSelectLang</text:p>
          </table:table-cell>
          <table:table-cell office:value-type="string">
            <text:p>icms_form_elements_select_Lang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office:value-type="string">
            <text:p>XoopsFormSelectMatchOption</text:p>
          </table:table-cell>
          <table:table-cell office:value-type="string">
            <text:p>icms_form_elements_select_MatchOption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office:value-type="string">
            <text:p>XoopsFormSelectTheme</text:p>
          </table:table-cell>
          <table:table-cell office:value-type="string">
            <text:p>icms_form_elements_select_Them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office:value-type="string">
            <text:p>XoopsFormSelectTimezone</text:p>
          </table:table-cell>
          <table:table-cell office:value-type="string">
            <text:p>icms_form_elements_select_Timezon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office:value-type="string">
            <text:p>XoopsFormSelectUser</text:p>
          </table:table-cell>
          <table:table-cell office:value-type="string">
            <text:p>icms_form_elements_select_Us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office:value-type="string">
            <text:p>XoopsFormText</text:p>
          </table:table-cell>
          <table:table-cell office:value-type="string">
            <text:p>icms_form_elements_Tex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office:value-type="string">
            <text:p>XoopsFormTextArea</text:p>
          </table:table-cell>
          <table:table-cell office:value-type="string">
            <text:p>icms_form_elements_Textarea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office:value-type="string">
            <text:p>XoopsFormTextDateSelect</text:p>
          </table:table-cell>
          <table:table-cell office:value-type="string">
            <text:p>icms_form_elements_Datetim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FormCheckBox</text:p>
          </table:table-cell>
          <table:table-cell office:value-type="string">
            <text:p>icms_form_elements_Groupperm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PermForm</text:p>
          </table:table-cell>
          <table:table-cell office:value-type="string">
            <text:p>icms_form_Groupperm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office:value-type="string">
            <text:p>XoopsSimpleForm</text:p>
          </table:table-cell>
          <table:table-cell office:value-type="string">
            <text:p>icms_form_Simpl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office:value-type="string">
            <text:p>XoopsTableForm</text:p>
          </table:table-cell>
          <table:table-cell office:value-type="string">
            <text:p>icms_form_Tabl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office:value-type="string">
            <text:p>XoopsThemeForm</text:p>
          </table:table-cell>
          <table:table-cell office:value-type="string">
            <text:p>icms_form_Them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table:style-name="ce3" office:value-type="string">
            <text:p>XoopsRank</text:p>
          </table:table-cell>
          <table:table-cell table:style-name="ce3" office:value-type="string">
            <text:p>icms_data_rank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table:style-name="ce3" office:value-type="string">
            <text:p>XoopsRankHandler</text:p>
          </table:table-cell>
          <table:table-cell table:style-name="ce3" office:value-type="string">
            <text:p>icms_data_rank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table:style-name="ce3" office:value-type="string">
            <text:p>XoUser</text:p>
          </table:table-cell>
          <table:table-cell office:value-type="string">
            <text:p>Unnecessary – use icms_member_user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table:style-name="ce3" office:value-type="string">
            <text:p>XoUserHandler</text:p>
          </table:table-cell>
          <table:table-cell office:value-type="string">
            <text:p>unnecessary – use icms_member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</text:p>
          </table:table-cell>
          <table:table-cell office:value-type="string">
            <text:p>icms_data_avatar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Handler</text:p>
          </table:table-cell>
          <table:table-cell office:value-type="string">
            <text:p>icms_data_avatar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view_block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view_block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</text:p>
          </table:table-cell>
          <table:table-cell office:value-type="string">
            <text:p>icms_view_block_position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Handler</text:p>
          </table:table-cell>
          <table:table-cell office:value-type="string">
            <text:p>icms_view_block_position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</text:p>
          </table:table-cell>
          <table:table-cell office:value-type="string">
            <text:p>icms_data_comment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Handler</text:p>
          </table:table-cell>
          <table:table-cell office:value-type="string">
            <text:p>icms_data_comment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config.php</text:p>
          </table:table-cell>
          <table:table-cell office:value-type="string">
            <text:p>XoopsConfigHandler</text:p>
          </table:table-cell>
          <table:table-cell office:value-type="string">
            <text:p>icms_config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</text:p>
          </table:table-cell>
          <table:table-cell office:value-type="string">
            <text:p>icms_config_category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Handler</text:p>
          </table:table-cell>
          <table:table-cell office:value-type="string">
            <text:p>icms_config_category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</text:p>
          </table:table-cell>
          <table:table-cell office:value-type="string">
            <text:p>icms_config_item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Handler</text:p>
          </table:table-cell>
          <table:table-cell office:value-type="string">
            <text:p>icms_config_item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</text:p>
          </table:table-cell>
          <table:table-cell office:value-type="string">
            <text:p>icms_config_option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Handler</text:p>
          </table:table-cell>
          <table:table-cell office:value-type="string">
            <text:p>icms_config_option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</text:p>
          </table:table-cell>
          <table:table-cell office:value-type="string">
            <text:p>icms_member_group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Handler</text:p>
          </table:table-cell>
          <table:table-cell office:value-type="string">
            <text:p>icms_member_group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</text:p>
          </table:table-cell>
          <table:table-cell office:value-type="string">
            <text:p>icms_member_group_membership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Handler</text:p>
          </table:table-cell>
          <table:table-cell office:value-type="string">
            <text:p>icms_member_group_membership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</text:p>
          </table:table-cell>
          <table:table-cell office:value-type="string">
            <text:p>icms_member_groupperm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Handler</text:p>
          </table:table-cell>
          <table:table-cell office:value-type="string">
            <text:p>icms_member_groupperm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office:value-type="string">
            <text:p>icms_Data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kernel.php</text:p>
          </table:table-cell>
          <table:table-cell office:value-type="string">
            <text:p>IcmsKernel</text:p>
          </table:table-cell>
          <table:table-cell office:value-type="string">
            <text:p>icms_core_Kernel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office:value-type="string">
            <text:p>IcmsMetagen</text:p>
          </table:table-cell>
          <table:table-cell office:value-type="string">
            <text:p>icms_ipf_Metagen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office:value-type="string">
            <text:p>IcmsModuleAbout</text:p>
          </table:table-cell>
          <table:table-cell office:value-type="string">
            <text:p>icms_ipf_Abou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</text:p>
          </table:table-cell>
          <table:table-cell office:value-type="string">
            <text:p>icms_ipf_category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Handler</text:p>
          </table:table-cell>
          <table:table-cell office:value-type="string">
            <text:p>icms_ipf_category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office:value-type="string">
            <text:p>IcmsPersistableController</text:p>
          </table:table-cell>
          <table:table-cell office:value-type="string">
            <text:p>icms_ipf_Control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ExportRenderer</text:p>
          </table:table-cell>
          <table:table-cell office:value-type="string">
            <text:p>icms_ipf_export_Render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PersistableExport</text:p>
          </table:table-cell>
          <table:table-cell office:value-type="string">
            <text:p>icms_ipf_export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office:value-type="string">
            <text:p>IcmsPersistableHighlighter</text:p>
          </table:table-cell>
          <table:table-cell office:value-type="string">
            <text:p>icms_ipf_Highlight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office:value-type="string">
            <text:p>IcmsPersistableMemberHandler</text:p>
          </table:table-cell>
          <table:table-cell office:value-type="string">
            <text:p>icms_ipf_member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office:value-type="string">
            <text:p>IcmsPersistableObject</text:p>
          </table:table-cell>
          <table:table-cell office:value-type="string">
            <text:p>icms_ipf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office:value-type="string">
            <text:p>IcmsPersistableObjectHandler</text:p>
          </table:table-cell>
          <table:table-cell office:value-type="string">
            <text:p>icms_ipf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office:value-type="string">
            <text:p>IcmsPersistablePermissionHandler</text:p>
          </table:table-cell>
          <table:table-cell office:value-type="string">
            <text:p>icms_ipf_permission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office:value-type="string">
            <text:p>IcmsPersistableRegistry</text:p>
          </table:table-cell>
          <table:table-cell office:value-type="string">
            <text:p>icms_ipf_registry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office:value-type="string">
            <text:p>IcmsPersistableSeoObject</text:p>
          </table:table-cell>
          <table:table-cell office:value-type="string">
            <text:p>icms_ipf_seo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Row</text:p>
          </table:table-cell>
          <table:table-cell office:value-type="string">
            <text:p>icms_ipf_view_Row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SingleView</text:p>
          </table:table-cell>
          <table:table-cell office:value-type="string">
            <text:p>icms_ipf_view_Singl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Column</text:p>
          </table:table-cell>
          <table:table-cell office:value-type="string">
            <text:p>icms_ipf_view_Column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Table</text:p>
          </table:table-cell>
          <table:table-cell office:value-type="string">
            <text:p>icms_ipf_view_Tabl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office:value-type="string">
            <text:p>IcmsPersistableTree</text:p>
          </table:table-cell>
          <table:table-cell office:value-type="string">
            <text:p>icms_ipf_Tre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office:value-type="string">
            <text:p>IcmsPersistableTreeTable</text:p>
          </table:table-cell>
          <table:table-cell office:value-type="string">
            <text:p>icms_ipf_view_Tabl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Handler</text:p>
          </table:table-cell>
          <table:table-cell office:value-type="string">
            <text:p>icms_preload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Item</text:p>
          </table:table-cell>
          <table:table-cell office:value-type="string">
            <text:p>icms_preload_Item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office:value-type="string">
            <text:p>IcmsStopSpammer</text:p>
          </table:table-cell>
          <table:table-cell office:value-type="string">
            <text:p>icms_core_StopSpamm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</text:p>
          </table:table-cell>
          <table:table-cell office:value-type="string">
            <text:p>icms_image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Handler</text:p>
          </table:table-cell>
          <table:table-cell office:value-type="string">
            <text:p>icms_image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</text:p>
          </table:table-cell>
          <table:table-cell office:value-type="string">
            <text:p>icms_image_category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Handler</text:p>
          </table:table-cell>
          <table:table-cell office:value-type="string">
            <text:p>icms_image_category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</text:p>
          </table:table-cell>
          <table:table-cell table:style-name="ce3" office:value-type="string">
            <text:p>icms_image_set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Handler</text:p>
          </table:table-cell>
          <table:table-cell table:style-name="ce3" office:value-type="string">
            <text:p>icms_image_set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member.php</text:p>
          </table:table-cell>
          <table:table-cell office:value-type="string">
            <text:p>XoopsMemberHandler</text:p>
          </table:table-cell>
          <table:table-cell office:value-type="string">
            <text:p>icms_member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</text:p>
          </table:table-cell>
          <table:table-cell office:value-type="string">
            <text:p>icms_module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Handler</text:p>
          </table:table-cell>
          <table:table-cell office:value-type="string">
            <text:p>icms_module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</text:p>
          </table:table-cell>
          <table:table-cell office:value-type="string">
            <text:p>icms_data_notification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Handler</text:p>
          </table:table-cell>
          <table:table-cell office:value-type="string">
            <text:p>icms_data_notification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</text:p>
          </table:table-cell>
          <table:table-cell office:value-type="string">
            <text:p>icms_core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Handler</text:p>
          </table:table-cell>
          <table:table-cell office:value-type="string">
            <text:p>icms_core_Object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online.php</text:p>
          </table:table-cell>
          <table:table-cell office:value-type="string">
            <text:p>XoopsOnlineHandler</text:p>
          </table:table-cell>
          <table:table-cell office:value-type="string">
            <text:p>icms_core_Online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</text:p>
          </table:table-cell>
          <table:table-cell office:value-type="string">
            <text:p>icms_data_page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Handler</text:p>
          </table:table-cell>
          <table:table-cell office:value-type="string">
            <text:p>icms_data_page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Handler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</text:p>
          </table:table-cell>
          <table:table-cell office:value-type="string">
            <text:p>icms_data_privmessage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Handler</text:p>
          </table:table-cell>
          <table:table-cell office:value-type="string">
            <text:p>icms_data_privmessage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session.php</text:p>
          </table:table-cell>
          <table:table-cell office:value-type="string">
            <text:p>XoopsSessionHandler</text:p>
          </table:table-cell>
          <table:table-cell office:value-type="string">
            <text:p>icms_core_Session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</text:p>
          </table:table-cell>
          <table:table-cell office:value-type="string">
            <text:p>icms_view_template_file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Handler</text:p>
          </table:table-cell>
          <table:table-cell office:value-type="string">
            <text:p>icms_view_template_file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</text:p>
          </table:table-cell>
          <table:table-cell office:value-type="string">
            <text:p>icms_view_template_set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Handler</text:p>
          </table:table-cell>
          <table:table-cell office:value-type="string">
            <text:p>icms_view_template_set_Handl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</text:p>
          </table:table-cell>
          <table:table-cell office:value-type="string">
            <text:p>icms_member_user_Object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Handler</text:p>
          </table:table-cell>
          <table:table-cell office:value-type="string">
            <text:p>icms_member_user_Handler</text:p>
          </table:table-cell>
          <table:table-cell table:number-columns-repeated="1020"/>
        </table:table-row>
        <table:table-row table:style-name="ro4" table:number-rows-repeated="6529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A1:Sheet1.D241">
          <table:filter>
            <table:filter-condition table:field-number="3" table:data-type="number" table:value="0" table:operator="empty"/>
          </table:filter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5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2">12/02/2010</text:date>, <text:time>16:5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9$Build-9420</meta:generator>
    <meta:initial-creator>Marc-Andre Lanciault</meta:initial-creator>
    <meta:creation-date>2010-06-21T13:55:45Z</meta:creation-date>
    <dc:date>2010-12-02T16:53:56.04</dc:date>
    <meta:editing-cycles>53</meta:editing-cycles>
    <meta:editing-duration>PT21H03M10S</meta:editing-duration>
    <meta:document-statistic meta:table-count="1" meta:cell-count="943" meta:object-count="0"/>
  </office:meta>
</office:document-meta>
</file>